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84d1" draw:marker-start-width="0.359cm" draw:marker-end-width="0.359cm" draw:fill="none" draw:textarea-horizontal-align="justify" draw:textarea-vertical-align="middle" draw:auto-grow-height="false" fo:min-height="0.644cm" fo:min-width="2.394cm" fo:padding-top="0.178cm" fo:padding-bottom="0.178cm" fo:padding-left="0.303cm" fo:padding-right="0.303cm"/>
    </style:style>
    <style:style style:name="gr2" style:family="graphic" style:parent-style-name="standard">
      <style:graphic-properties draw:stroke="none" draw:fill-color="#0084d1" draw:textarea-horizontal-align="justify" draw:textarea-vertical-align="middle" draw:auto-grow-height="false" fo:min-height="0.31cm" fo:min-width="0.066cm"/>
    </style:style>
    <style:style style:name="gr3" style:family="graphic" style:parent-style-name="standard">
      <style:graphic-properties draw:stroke="none" draw:stroke-dash="Line_20_with_20_Fine_20_Dots" draw:fill-color="#ff950e" draw:textarea-horizontal-align="justify" draw:textarea-vertical-align="middle" draw:auto-grow-height="false" fo:min-height="3.75cm" fo:min-width="0.5cm"/>
    </style:style>
    <style:style style:name="gr4" style:family="graphic" style:parent-style-name="standard">
      <style:graphic-properties svg:stroke-width="0.106cm" svg:stroke-color="#ff950e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stroke-dash="Line_20_with_20_Fine_20_Dots" draw:fill-color="#ff950e" draw:textarea-horizontal-align="justify" draw:textarea-vertical-align="middle" draw:auto-grow-height="false" fo:min-height="3.74cm" fo:min-width="0.5cm"/>
    </style:style>
    <style:style style:name="gr6" style:family="graphic" style:parent-style-name="standard">
      <style:graphic-properties svg:stroke-width="0.106cm" svg:stroke-color="#ff950e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ff950e" draw:marker-start-width="0.359cm" draw:marker-end-width="0.359cm" draw:fill="solid" draw:fill-color="#ff950e" draw:textarea-horizontal-align="justify" draw:textarea-vertical-align="middle" draw:auto-grow-height="false" fo:min-height="0.74cm" fo:min-width="2.5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950e" draw:marker-start="Symmetric_20_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ff950e" draw:marker-start-width="0.359cm" draw:marker-end-width="0.359cm" draw:fill="solid" draw:fill-color="#ff950e" draw:textarea-horizontal-align="justify" draw:textarea-vertical-align="middle" draw:auto-grow-height="false" fo:min-height="0.634cm" fo:min-width="2.394cm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Fine_20_Dashed" svg:stroke-width="0.106cm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Fine_20_Dashed"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828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15" style:family="graphic" style:parent-style-name="standard">
      <style:graphic-properties draw:stroke="none" svg:stroke-color="#000000" draw:fill="none" draw:fill-color="#ffffff" fo:min-height="0.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84d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50e"/>
      <style:paragraph-properties fo:text-align="center"/>
      <style:text-properties fo:color="#ffffff"/>
    </style:style>
    <style:style style:name="P5" style:family="paragraph">
      <loext:graphic-properties draw:fill="solid" draw:fill-color="#ff950e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="solid" draw:fill-color="#ff950e"/>
      <style:paragraph-properties fo:text-align="center"/>
      <style:text-properties fo:color="#ffffff" style:font-name="Liberation Sans1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style:font-name="Liberation Sans1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3cm" svg:height="1cm" svg:x="3.2cm" svg:y="1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8cm" svg:height="0.79cm" svg:x="3.7cm" svg:y="1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8cm" svg:height="0.79cm" svg:x="4.95cm" svg:y="1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2" draw:id="id2" draw:layer="layout" svg:width="1cm" svg:height="4cm" svg:x="4.2cm" svg:y="9.2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3" draw:id="id3" draw:layer="layout" svg:x1="4.7cm" svg:y1="14.2cm" svg:x2="4.7cm" svg:y2="13.2cm" draw:start-shape="id1" draw:start-glue-point="0" draw:end-shape="id2" draw:end-glue-point="2" svg:d="M4700 14200v-1000" svg:viewBox="0 0 1 1001">
          <text:p/>
        </draw:connector>
        <draw:custom-shape draw:style-name="gr5" draw:text-style-name="P4" xml:id="id5" draw:id="id5" draw:layer="layout" svg:width="1cm" svg:height="3.99cm" svg:x="4.2cm" svg:y="4.2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4" draw:id="id4" draw:layer="layout" draw:line-skew="2.282cm" svg:x1="4.7cm" svg:y1="13.7cm" svg:x2="3.24cm" svg:y2="10.188cm" draw:start-shape="id3" draw:start-glue-point="0" svg:d="M4700 13700v26h-1460v-3538" svg:viewBox="0 0 1461 3539">
          <text:p/>
        </draw:connector>
        <draw:connector draw:style-name="gr4" draw:text-style-name="P3" draw:layer="layout" draw:line-skew="-0.556cm" svg:x1="3.24cm" svg:y1="10.188cm" svg:x2="4.7cm" svg:y2="8.19cm" draw:start-shape="id4" draw:start-glue-point="3" draw:end-shape="id5" draw:end-glue-point="2" svg:d="M3240 10188v-1581h1460v-417" svg:viewBox="0 0 1461 1999">
          <text:p/>
        </draw:connector>
        <draw:custom-shape draw:style-name="gr7" draw:text-style-name="P5" xml:id="id6" draw:id="id6" draw:layer="layout" svg:width="3cm" svg:height="0.99cm" svg:x="3.2cm" svg:y="1.2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onnector draw:style-name="gr8" draw:text-style-name="P3" xml:id="id7" draw:id="id7" draw:layer="layout" svg:x1="4.7cm" svg:y1="2.19cm" svg:x2="4.7cm" svg:y2="4.2cm" draw:start-shape="id6" draw:start-glue-point="2" draw:end-shape="id5" draw:end-glue-point="0" svg:d="M4700 2190v2010" svg:viewBox="0 0 1 2011">
          <text:p/>
        </draw:connector>
        <draw:connector draw:style-name="gr4" draw:text-style-name="P3" draw:layer="layout" svg:x1="5.2cm" svg:y1="11.2cm" svg:x2="4.7cm" svg:y2="3.195cm" draw:start-shape="id2" draw:start-glue-point="1" draw:end-shape="id7" draw:end-glue-point="0" svg:d="M5200 11200h500v-8005h-1000" svg:viewBox="0 0 1001 8006">
          <text:p/>
        </draw:connector>
        <draw:g xml:id="id8" draw:id="id8">
          <draw:custom-shape draw:style-name="gr1" draw:text-style-name="P1" draw:layer="layout" svg:width="3cm" svg:height="1cm" svg:x="0.2cm" svg:y="1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8cm" svg:height="0.79cm" svg:x="0.7cm" svg:y="1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8cm" svg:height="0.79cm" svg:x="1.95cm" svg:y="1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9" draw:id="id9" draw:layer="layout" svg:width="1cm" svg:height="4cm" svg:x="1.2cm" svg:y="9.2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10" draw:id="id10" draw:layer="layout" svg:x1="1.7cm" svg:y1="14.2cm" svg:x2="1.7cm" svg:y2="13.2cm" draw:start-shape="id8" draw:start-glue-point="0" draw:end-shape="id9" draw:end-glue-point="2" svg:d="M1700 14200v-1000" svg:viewBox="0 0 1 1001">
          <text:p/>
        </draw:connector>
        <draw:custom-shape draw:style-name="gr5" draw:text-style-name="P4" xml:id="id12" draw:id="id12" draw:layer="layout" svg:width="1cm" svg:height="3.99cm" svg:x="1.2cm" svg:y="4.2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11" draw:id="id11" draw:layer="layout" draw:line-skew="2.282cm" svg:x1="1.7cm" svg:y1="13.7cm" svg:x2="0.24cm" svg:y2="10.188cm" draw:start-shape="id10" draw:start-glue-point="0" svg:d="M1700 13700v26h-1460v-3538" svg:viewBox="0 0 1461 3539">
          <text:p/>
        </draw:connector>
        <draw:connector draw:style-name="gr4" draw:text-style-name="P3" draw:layer="layout" draw:line-skew="-0.556cm" svg:x1="0.24cm" svg:y1="10.188cm" svg:x2="1.7cm" svg:y2="8.19cm" draw:start-shape="id11" draw:start-glue-point="3" draw:end-shape="id12" draw:end-glue-point="2" svg:d="M240 10188v-1581h1460v-417" svg:viewBox="0 0 1461 1999">
          <text:p/>
        </draw:connector>
        <draw:custom-shape draw:style-name="gr9" draw:text-style-name="P6" xml:id="id13" draw:id="id13" draw:layer="layout" svg:width="3cm" svg:height="0.99cm" svg:x="0.2cm" svg:y="1.2cm">
          <text:p text:style-name="P3"><text:span text:style-name="T3">I</text:span></text:p>
          <draw:enhanced-geometry svg:viewBox="0 0 21600 21600" draw:type="rectangle" draw:enhanced-path="M 0 0 L 21600 0 21600 21600 0 21600 0 0 Z N"/>
        </draw:custom-shape>
        <draw:connector draw:style-name="gr8" draw:text-style-name="P3" xml:id="id14" draw:id="id14" draw:layer="layout" svg:x1="1.7cm" svg:y1="2.19cm" svg:x2="1.7cm" svg:y2="4.2cm" draw:start-shape="id13" draw:start-glue-point="2" draw:end-shape="id12" draw:end-glue-point="0" svg:d="M1700 2190v2010" svg:viewBox="0 0 1 2011">
          <text:p/>
        </draw:connector>
        <draw:connector draw:style-name="gr4" draw:text-style-name="P3" draw:layer="layout" svg:x1="2.2cm" svg:y1="11.2cm" svg:x2="1.7cm" svg:y2="3.195cm" draw:start-shape="id9" draw:start-glue-point="1" draw:end-shape="id14" draw:end-glue-point="0" svg:d="M2200 11200h500v-8005h-1000" svg:viewBox="0 0 1001 8006">
          <text:p/>
        </draw:connector>
        <draw:g xml:id="id15" draw:id="id15">
          <draw:custom-shape draw:style-name="gr1" draw:text-style-name="P1" draw:layer="layout" svg:width="3cm" svg:height="1cm" svg:x="9.2cm" svg:y="14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8cm" svg:height="0.79cm" svg:x="9.7cm" svg:y="1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8cm" svg:height="0.79cm" svg:x="10.95cm" svg:y="1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16" draw:id="id16" draw:layer="layout" svg:width="1cm" svg:height="4cm" svg:x="10.2cm" svg:y="9.2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17" draw:id="id17" draw:layer="layout" svg:x1="10.7cm" svg:y1="14.2cm" svg:x2="10.7cm" svg:y2="13.2cm" draw:start-shape="id15" draw:start-glue-point="0" draw:end-shape="id16" draw:end-glue-point="2" svg:d="M10700 14200v-1000" svg:viewBox="0 0 1 1001">
          <text:p/>
        </draw:connector>
        <draw:custom-shape draw:style-name="gr5" draw:text-style-name="P4" xml:id="id19" draw:id="id19" draw:layer="layout" svg:width="1cm" svg:height="3.99cm" svg:x="10.2cm" svg:y="4.2cm">
          <text:p text:style-name="P3"><text:span text:style-name="T1">L</text:span></text:p>
          <text:p text:style-name="P3"><text:span text:style-name="T1">S</text:span></text:p>
          <text:p text:style-name="P3"><text:span text:style-name="T1">T</text:span></text:p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onnector draw:style-name="gr6" draw:text-style-name="P3" xml:id="id18" draw:id="id18" draw:layer="layout" draw:line-skew="2.282cm" svg:x1="10.7cm" svg:y1="13.7cm" svg:x2="9.24cm" svg:y2="10.188cm" draw:start-shape="id17" draw:start-glue-point="0" svg:d="M10700 13700v26h-1460v-3538" svg:viewBox="0 0 1461 3539">
          <text:p/>
        </draw:connector>
        <draw:connector draw:style-name="gr4" draw:text-style-name="P3" draw:layer="layout" draw:line-skew="-0.556cm" svg:x1="9.24cm" svg:y1="10.188cm" svg:x2="10.7cm" svg:y2="8.19cm" draw:start-shape="id18" draw:start-glue-point="3" draw:end-shape="id19" draw:end-glue-point="2" svg:d="M9240 10188v-1581h1460v-417" svg:viewBox="0 0 1461 1999">
          <text:p/>
        </draw:connector>
        <draw:custom-shape draw:style-name="gr9" draw:text-style-name="P5" xml:id="id20" draw:id="id20" draw:layer="layout" svg:width="3cm" svg:height="0.99cm" svg:x="9.2cm" svg:y="1.2cm">
          <text:p text:style-name="P3"><text:span text:style-name="T2">-</text:span></text:p>
          <draw:enhanced-geometry svg:viewBox="0 0 21600 21600" draw:type="rectangle" draw:enhanced-path="M 0 0 L 21600 0 21600 21600 0 21600 0 0 Z N"/>
        </draw:custom-shape>
        <draw:connector draw:style-name="gr8" draw:text-style-name="P3" xml:id="id21" draw:id="id21" draw:layer="layout" svg:x1="10.7cm" svg:y1="2.19cm" svg:x2="10.7cm" svg:y2="4.2cm" draw:start-shape="id20" draw:start-glue-point="2" draw:end-shape="id19" draw:end-glue-point="0" svg:d="M10700 2190v2010" svg:viewBox="0 0 1 2011">
          <text:p/>
        </draw:connector>
        <draw:connector draw:style-name="gr4" draw:text-style-name="P3" draw:layer="layout" svg:x1="11.2cm" svg:y1="11.2cm" svg:x2="10.7cm" svg:y2="3.195cm" draw:start-shape="id16" draw:start-glue-point="1" draw:end-shape="id21" draw:end-glue-point="0" svg:d="M11200 11200h500v-8005h-1000" svg:viewBox="0 0 1001 8006">
          <text:p/>
        </draw:connector>
        <draw:line draw:style-name="gr10" draw:text-style-name="P1" draw:layer="layout" svg:x1="2.2cm" svg:y1="12.2cm" svg:x2="4.2cm" svg:y2="12.2cm">
          <text:p/>
        </draw:line>
        <draw:line draw:style-name="gr10" draw:text-style-name="P1" draw:layer="layout" svg:x1="8.2cm" svg:y1="12.2cm" svg:x2="10.2cm" svg:y2="12.2cm">
          <text:p/>
        </draw:line>
        <draw:line draw:style-name="gr10" draw:text-style-name="P1" draw:layer="layout" svg:x1="2.174cm" svg:y1="12.2cm" svg:x2="4.174cm" svg:y2="12.2cm">
          <text:p/>
        </draw:line>
        <draw:line draw:style-name="gr11" draw:text-style-name="P1" draw:layer="layout" svg:x1="5.2cm" svg:y1="12.2cm" svg:x2="7.2cm" svg:y2="12.2cm">
          <text:p/>
        </draw:line>
        <draw:frame draw:style-name="gr12" draw:text-style-name="P7" draw:layer="layout" svg:width="2cm" svg:height="2cm" svg:x="6.7cm" svg:y="11.2cm">
          <draw:text-box>
            <text:p text:style-name="P3"><text:span text:style-name="T4">...</text:span></text:p>
          </draw:text-box>
        </draw:frame>
        <draw:line draw:style-name="gr10" draw:text-style-name="P1" draw:layer="layout" svg:x1="4.226cm" svg:y1="6.2cm" svg:x2="2.226cm" svg:y2="6.2cm">
          <text:p/>
        </draw:line>
        <draw:line draw:style-name="gr11" draw:text-style-name="P1" draw:layer="layout" svg:x1="10.226cm" svg:y1="6.2cm" svg:x2="8.226cm" svg:y2="6.2cm">
          <text:p/>
        </draw:line>
        <draw:line draw:style-name="gr10" draw:text-style-name="P1" draw:layer="layout" svg:x1="7.226cm" svg:y1="6.2cm" svg:x2="5.226cm" svg:y2="6.2cm">
          <text:p/>
        </draw:line>
        <draw:frame draw:style-name="gr12" draw:text-style-name="P7" draw:layer="layout" svg:width="2cm" svg:height="2cm" svg:x="6.7cm" svg:y="5.2cm">
          <draw:text-box>
            <text:p text:style-name="P3"><text:span text:style-name="T4">...</text:span></text:p>
          </draw:text-box>
        </draw:frame>
        <draw:frame draw:style-name="gr13" draw:text-style-name="P8" draw:layer="layout" svg:width="3cm" svg:height="1.078cm" svg:x="0.2cm" svg:y="15.2cm">
          <draw:text-box>
            <text:p text:style-name="P3"><text:span text:style-name="T5">Feature 0</text:span></text:p>
          </draw:text-box>
        </draw:frame>
        <draw:frame draw:style-name="gr13" draw:text-style-name="P8" draw:layer="layout" svg:width="3cm" svg:height="1.078cm" svg:x="3.2cm" svg:y="15.2cm">
          <draw:text-box>
            <text:p text:style-name="P3"><text:span text:style-name="T5">Feature 1</text:span></text:p>
          </draw:text-box>
        </draw:frame>
        <draw:frame draw:style-name="gr14" draw:text-style-name="P8" draw:layer="layout" svg:width="5cm" svg:height="1cm" svg:x="8.2cm" svg:y="15.2cm">
          <draw:text-box>
            <text:p text:style-name="P3"><text:span text:style-name="T5">Feature N</text:span></text:p>
          </draw:text-box>
        </draw:frame>
        <draw:frame draw:style-name="gr15" draw:text-style-name="P9" draw:layer="layout" svg:width="3cm" svg:height="0.99cm" svg:x="0.2cm" svg:y="0.2cm">
          <draw:text-box>
            <text:p text:style-name="P3">Char 0</text:p>
          </draw:text-box>
        </draw:frame>
        <draw:frame draw:style-name="gr15" draw:text-style-name="P9" draw:layer="layout" svg:width="3cm" svg:height="0.99cm" svg:x="3.2cm" svg:y="0.2cm">
          <draw:text-box>
            <text:p text:style-name="P3">Char 1</text:p>
          </draw:text-box>
        </draw:frame>
        <draw:frame draw:style-name="gr15" draw:text-style-name="P9" draw:layer="layout" svg:width="3cm" svg:height="0.99cm" svg:x="9.2cm" svg:y="0.2cm">
          <draw:text-box>
            <text:p text:style-name="P3">Char 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2.4cm" fo:page-height="1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1:16:57.808026362</meta:creation-date>
    <meta:generator>LibreOffice/6.0.2.1$MacOSX_X86_64 LibreOffice_project/f7f06a8f319e4b62f9bc5095aa112a65d2f3ac89</meta:generator>
    <dc:date>2018-04-06T09:56:27.933272850</dc:date>
    <meta:editing-duration>PT15M51S</meta:editing-duration>
    <meta:editing-cycles>6</meta:editing-cycles>
    <meta:document-statistic meta:object-count="51"/>
  </office:meta>
</office:document-meta>
</file>